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4aa94" officeooo:paragraph-rsid="0004aa9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weight="bold" officeooo:rsid="0004aa94" officeooo:paragraph-rsid="0004aa9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weight="bold" officeooo:rsid="0004aa94" officeooo:paragraph-rsid="0004aa9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weight="bold" officeooo:rsid="00a60f59" officeooo:paragraph-rsid="00a60f5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weight="bold" officeooo:rsid="00a805f2" officeooo:paragraph-rsid="00a805f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weight="bold" officeooo:rsid="00ac4fb4" officeooo:paragraph-rsid="00ac4fb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weight="bold" officeooo:rsid="00adba02" officeooo:paragraph-rsid="00adba0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font-weight="bold" officeooo:rsid="00af1f4f" officeooo:paragraph-rsid="00af1f4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" fo:font-weight="normal" officeooo:rsid="00a60f59" officeooo:paragraph-rsid="00a60f5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weight="normal" officeooo:rsid="00a805f2" officeooo:paragraph-rsid="00a805f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weight="normal" officeooo:rsid="00ab1642" officeooo:paragraph-rsid="00ab164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weight="normal" officeooo:rsid="00ac4fb4" officeooo:paragraph-rsid="00ac4fb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fo:font-weight="normal" officeooo:rsid="00af1f4f" officeooo:paragraph-rsid="00af1f4f" style:font-weight-asian="normal" style:font-weight-complex="normal"/>
    </style:style>
    <style:style style:name="T1" style:family="text">
      <style:text-properties officeooo:rsid="0081127b"/>
    </style:style>
    <style:style style:name="T2" style:family="text">
      <style:text-properties officeooo:rsid="00a60f59"/>
    </style:style>
    <style:style style:name="T3" style:family="text">
      <style:text-properties officeooo:rsid="00a92383"/>
    </style:style>
    <style:style style:name="T4" style:family="text">
      <style:text-properties officeooo:rsid="00ab16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 la informática</text:p>
      <text:p text:style-name="P1"/>
      <text:p text:style-name="P2">Módulo <text:span text:style-name="T2">4</text:span>. <text:span text:style-name="T2">Surfeando Internet</text:span></text:p>
      <text:p text:style-name="P2"/>
      <text:p text:style-name="P2"/>
      <text:p text:style-name="P2">Clase <text:span text:style-name="T1">1</text:span><text:span text:style-name="T2">6</text:span><text:span text:style-name="T1">. </text:span><text:span text:style-name="T2">Redes</text:span></text:p>
      <text:p text:style-name="P2"/>
      <text:p text:style-name="P4">Julio 5 de 2021</text:p>
      <text:p text:style-name="P9"/>
      <text:p text:style-name="P9">Red Informática: Conjunto de dispositivos informáticos conectados entre sí, y que envían y reciben datos para compartir información y recursos.</text:p>
      <text:p text:style-name="P9"/>
      <text:p text:style-name="P5">Funciones:</text:p>
      <text:p text:style-name="P10">- Confiabilidad</text:p>
      <text:p text:style-name="P10">- Disponibilidad</text:p>
      <text:p text:style-name="P10">- Aumentar la velocidad</text:p>
      <text:p text:style-name="P10">- Reducir costos</text:p>
      <text:p text:style-name="P9"/>
      <text:p text:style-name="P4">Clasificación de Redes:</text:p>
      <text:p text:style-name="P9"/>
      <text:p text:style-name="P4">Redes por alcance</text:p>
      <text:p text:style-name="P4"/>
      <text:p text:style-name="P9">- <text:span text:style-name="T3">PAN: Red de Area Personal. Conexión con los dispositivos.</text:span></text:p>
      <text:p text:style-name="P9"/>
      <text:p text:style-name="P9">- LAN: Red de área local. <text:span text:style-name="T3">1 a 5 km.</text:span></text:p>
      <text:p text:style-name="P9"/>
      <text:p text:style-name="P9">- MAN: Red de área metropolitana. Alrededor de 50 – <text:span text:style-name="T3">60 </text:span>km.</text:p>
      <text:p text:style-name="P9"/>
      <text:p text:style-name="P9">- WAN: Red de area amplia. 100 – 1000 km.</text:p>
      <text:p text:style-name="P9"/>
      <text:p text:style-name="P11">Otras clasificaciónes: Nano / BAN / PAN / LAN / CAN / MAN / RAN / WAN</text:p>
      <text:p text:style-name="P9"/>
      <text:p text:style-name="P4">Por Grado de autenticación</text:p>
      <text:p text:style-name="P4"/>
      <text:p text:style-name="P9">- Privada</text:p>
      <text:p text:style-name="P9"/>
      <text:p text:style-name="P9">- De acceso público</text:p>
      <text:p text:style-name="P9"/>
      <text:p text:style-name="P9"/>
      <text:p text:style-name="P4">Por tipo de Conexión</text:p>
      <text:p text:style-name="P4"/>
      <text:p text:style-name="P9">- Cableado. <text:span text:style-name="T4">Utilizan componentes físicos y sólidos. Par trenzado / </text:span>Cable Coaxial / Fibra Óptica</text:p>
      <text:p text:style-name="P9"/>
      <text:p text:style-name="P9">- Redes inalámbricas. <text:span text:style-name="T4">Infrarrojo / </text:span>Blootooth <text:span text:style-name="T4">(10m) </text:span>/ WiFi <text:span text:style-name="T4">(100m al aire libre).</text:span></text:p>
      <text:p text:style-name="P9"/>
      <text:p text:style-name="P9"/>
      <text:p text:style-name="P6">Por Grado de difusión</text:p>
      <text:p text:style-name="P12"/>
      <text:p text:style-name="P12"><text:soft-page-break/>- Intranet</text:p>
      <text:p text:style-name="P12">- Extranet</text:p>
      <text:p text:style-name="P12">- Internet. Es un conjunto descentralizado de redes de comunicación interconectadas que utilizan la familia de protocolos TCP/IP, garantizando que las redes físicas heterogéneas que la componen funcionen como una red lógica única, de alcance mundial.</text:p>
      <text:p text:style-name="P12"/>
      <text:p text:style-name="P12"/>
      <text:p text:style-name="P7">Medios de transmisión de la información</text:p>
      <text:p text:style-name="P12"/>
      <text:p text:style-name="P13">Medios guiados: Pares trenzados / Cable coaxial / Fibra óptica</text:p>
      <text:p text:style-name="P13"/>
      <text:p text:style-name="P13">Medios no guiados: Señales de Blootooth / Señales de Infrarrojo / Señales de WiFi</text:p>
      <text:p text:style-name="P13"/>
      <text:p text:style-name="P8">Pares trenzados: </text:p>
      <text:p text:style-name="P13">Vmax = 1 Gbps</text:p>
      <text:p text:style-name="P13">d = 2 – 10 km (distancia entre repetidores)</text:p>
      <text:p text:style-name="P13"/>
      <text:p text:style-name="P8">Cable coaxial:</text:p>
      <text:p text:style-name="P13">Vmax = 2 Gbps</text:p>
      <text:p text:style-name="P13">d = 10 – 100 km</text:p>
      <text:p text:style-name="P13"/>
      <text:p text:style-name="P8">Fibra óptica:</text:p>
      <text:p text:style-name="P13">Vmax = 10 Gbps</text:p>
      <text:p text:style-name="P13">d &gt; 100 k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01T14:16:14.085000000</dc:date>
    <meta:editing-duration>P1DT5M26S</meta:editing-duration>
    <meta:editing-cycles>127</meta:editing-cycles>
    <meta:document-statistic meta:table-count="0" meta:image-count="0" meta:object-count="0" meta:page-count="2" meta:paragraph-count="39" meta:word-count="261" meta:character-count="1485" meta:non-whitespace-character-count="1258"/>
  </office:meta>
</office:document-meta>
</file>